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8pt" style:font-size-asian="18pt" style:font-size-complex="18pt"/>
    </style:style>
    <style:style style:name="P3" style:family="paragraph" style:parent-style-name="Standard">
      <style:paragraph-properties>
        <style:tab-stops>
          <style:tab-stop style:position="13.986cm" style:type="right"/>
        </style:tab-stops>
      </style:paragraph-properties>
      <style:text-properties style:font-name="Calibri" fo:font-size="18pt" style:font-size-asian="18pt" style:font-size-complex="18pt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8pt" style:font-size-asian="18pt" style:font-size-complex="18pt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P7" style:family="paragraph" style:parent-style-name="Standard">
      <style:paragraph-properties fo:padding="0cm" fo:border="none" style:shadow="none" style:join-border="false"/>
      <style:text-properties style:font-name="Calibri" fo:font-size="18pt" style:font-size-asian="18pt" style:font-size-complex="18pt"/>
    </style:style>
    <style:style style:name="P8" style:family="paragraph" style:parent-style-name="Standard">
      <style:paragraph-properties fo:padding="0cm" fo:border="none" style:shadow="none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MR17" style:font-name-complex="CMR17"/>
    </style:style>
    <style:style style:name="T3" style:family="text">
      <style:text-properties style:font-name-asian="CMR17" style:font-name-complex="CMR17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oduction to Computational Physics – Exercise Report</text:p>
      <text:p text:style-name="P8"><text:tab/>Issued:<text:tab/>2011-11-01</text:p>
      <text:p text:style-name="P8"><text:tab/>Handed in:<text:tab/>2011-11-08</text:p>
      <text:p text:style-name="P8"><text:tab/>Student:<text:tab/>Rafael Kueng</text:p>
      <text:p text:style-name="P6"><text:tab/>StudentID:<text:tab/>s06 707 046</text:p>
      <text:p text:style-name="P3"/>
      <text:p text:style-name="P2">Ex06:</text:p>
      <text:p text:style-name="P7"><text:span text:style-name="T3">Ising Model</text:span></text:p>
      <text:p text:style-name="P5"><text:span text:style-name="T3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1-12-13T07:45:24.60</meta:creation-date>
    <dc:date>2011-12-19T17:42:04.45</dc:date>
    <dc:creator>Rafael Küng</dc:creator>
    <meta:editing-duration>PT49M24S</meta:editing-duration>
    <meta:editing-cycles>9</meta:editing-cycles>
    <meta:generator>LibreOffice/3.3$Win32 LibreOffice_project/330m19$Build-202</meta:generator>
    <meta:document-statistic meta:table-count="0" meta:image-count="0" meta:object-count="0" meta:page-count="1" meta:paragraph-count="7" meta:word-count="22" meta:character-count="157"/>
  </office:meta>
</office:document-meta>
</file>